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29cm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color="#008000"/>
    </style:style>
    <style:style style:name="P4" style:family="paragraph" style:parent-style-name="Text_20_body">
      <style:paragraph-properties fo:margin-top="0cm" fo:margin-bottom="0cm"/>
      <style:text-properties fo:color="#8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ndroid WebView的使用&lt;一&gt;: 浏览网页  </text:h>
      <text:p text:style-name="P1">2011-07-26 15:21:35|  分类： <text:a xlink:type="simple" xlink:href="http://lanyu-qd.blog.163.com/blog/#m=0&amp;t=1&amp;c=fks_084065093095087074085082094095087083086065081080080065">Android</text:a> |<text:bookmark text:name="$_fontswitch"/>字号<text:bookmark text:name="$_blog_subscribe"/> 订阅 </text:p>
      <text:p text:style-name="P3">* 通过WebSettings设置WebView的一些属性、状态。通过webView.getSettings获得</text:p>
      <text:p text:style-name="P4">例如：setAllowFileAccess(是否能访问文件数据) </text:p>
      <text:p text:style-name="P4">setBuiltInZoomControls(设置是否支持缩放)、</text:p>
      <text:p text:style-name="P4">setCacheMode(设置缓冲的模式)</text:p>
      <text:p text:style-name="P4">setJavaScriptEnabled(设置是否支持JavaScript)........</text:p>
      <text:p text:style-name="P4"/>
      <text:p text:style-name="P3">* 通过WebViewClient来自定义网页浏览程序。专门辅助WebView处理各种通知、请求等事件的类。      通过webView.setWebChromeClient获得</text:p>
      <text:p text:style-name="P4">方法：</text:p>
      <text:p text:style-name="P4">doUpdateVisitedHistory (更新历史记录)</text:p>
      <text:p text:style-name="P4">onFormResubmission(应用程序重新请求网页数据)</text:p>
      <text:p text:style-name="P4">onLoadResource(加载指定地址提供的资源)</text:p>
      <text:p text:style-name="P4">onPageFinished(网页加载完毕)</text:p>
      <text:p text:style-name="P4">onPageStarted(网页开始加载)</text:p>
      <text:p text:style-name="P4">onReceivedError(报告错误信息)</text:p>
      <text:p text:style-name="P4">onScaleChanged(WebView发生改变)</text:p>
      <text:p text:style-name="P4">shouldOverrideUrlLoading(控制新的连接在当前WebView中打开)</text:p>
      <text:p text:style-name="P2"/>
      <text:p text:style-name="P3">* WebChromeClient专门用来辅助WebView处理JavaScript的对话框、图标、网站标题、加载进度等。</text:p>
      <text:p text:style-name="P4">方法：onCloseWindow(关闭WebView)</text:p>
      <text:p text:style-name="P4">onCreateWindow（创建WebView）</text:p>
      <text:p text:style-name="P4">onJsAlert(处理Js中的Alert对话框)、onJsConfirm(处理Js中的Confirm对话框)、onJsPrompt(处理JS中的Prompt对话框)</text:p>
      <text:p text:style-name="P4">onProgressChanged(加载进度条改变)</text:p>
      <text:p text:style-name="P4">onReceivedIcon(网页图标更改)</text:p>
      <text:p text:style-name="P4">onReceivedTitle(网页标题更改)</text:p>
      <text:p text:style-name="P4">onRequestFocus(WebView显示焦距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k </meta:initial-creator>
    <meta:creation-date>2013-01-03T17:31:40</meta:creation-date>
    <dc:date>2013-01-03T17:32:19</dc:date>
    <dc:creator>hck </dc:creator>
    <meta:editing-duration>P0D</meta:editing-duration>
    <meta:editing-cycles>1</meta:editing-cycles>
    <meta:document-statistic meta:table-count="0" meta:image-count="0" meta:object-count="0" meta:page-count="1" meta:paragraph-count="25" meta:word-count="43" meta:character-count="874" meta:non-whitespace-character-count="864"/>
    <meta:generator>LibreOffice/3.5$Linux_X86_64 LibreOffice_project/350m1$Build-2</meta:generator>
  </office:meta>
</office:document-meta>
</file>